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</style:style>
    <style:style style:name="P3" style:family="paragraph" style:parent-style-name="Standard">
      <style:paragraph-properties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4" style:family="paragraph" style:parent-style-name="Standard">
      <style:paragraph-properties fo:margin-top="0.423cm" fo:margin-bottom="0cm" loext:contextual-spacing="false" style:line-height-at-least="0.635cm" fo:text-align="center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5" style:family="paragraph" style:parent-style-name="Standard">
      <style:paragraph-properties fo:margin-top="0.635cm" fo:margin-bottom="0cm" loext:contextual-spacing="false"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6" style:family="paragraph" style:parent-style-name="Standard">
      <style:paragraph-properties fo:margin-left="0cm" fo:margin-right="-0.101cm" style:line-height-at-least="0cm" fo:text-align="center" style:justify-single-word="false" fo:orphans="2" fo:widows="2" fo:text-indent="0cm" style:auto-text-indent="false" style:text-autospace="none" style:vertical-align="bottom"/>
      <style:text-properties style:font-name="標楷體" fo:font-size="20pt" fo:font-weight="bold" style:font-name-asian="標楷體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-0.349cm" fo:margin-top="0.423cm" fo:margin-bottom="0cm" loext:contextual-spacing="false" style:line-height-at-least="0.635cm" fo:text-align="center" style:justify-single-word="false" fo:orphans="2" fo:widows="2" fo:text-indent="0cm" style:auto-text-indent="false" style:text-autospace="none" style:vertical-align="bottom">
        <style:tab-stops>
          <style:tab-stop style:position="12.002cm"/>
        </style:tab-stops>
      </style:paragraph-properties>
      <style:text-properties style:font-name="標楷體" fo:font-size="18pt" style:text-underline-style="solid" style:text-underline-width="auto" style:text-underline-color="font-color" style:font-name-asian="標楷體" style:font-size-asian="18pt" style:font-size-complex="18pt"/>
    </style:style>
    <style:style style:name="P8" style:family="paragraph" style:parent-style-name="Standard">
      <style:paragraph-properties fo:margin-top="0.318cm" fo:margin-bottom="0cm" loext:contextual-spacing="false"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P9" style:family="paragraph" style:parent-style-name="Standard">
      <style:paragraph-properties style:line-height-at-least="0.564cm" fo:text-align="justify" style:justify-single-word="false" fo:orphans="2" fo:widows="2" style:text-autospace="none" style:vertical-align="bottom">
        <style:tab-stops>
          <style:tab-stop style:position="4.251cm"/>
          <style:tab-stop style:position="12.002cm"/>
        </style:tab-stops>
      </style:paragraph-properties>
      <style:text-properties style:font-name="標楷體" fo:font-size="14pt" style:font-name-asian="標楷體" style:font-size-asian="14pt" style:font-size-complex="14pt"/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3" style:family="text">
      <style:text-properties fo:color="#0000ff" style:font-name="標楷體" fo:font-size="14pt" style:font-name-asian="標楷體" style:font-size-asian="14pt" style:font-size-complex="14pt"/>
    </style:style>
    <style:style style:name="T4" style:family="text">
      <style:text-properties style:font-name-complex="標楷體"/>
    </style:style>
    <style:style style:name="T5" style:family="text">
      <style:text-properties fo:color="#ff0000" style:text-line-through-style="solid" style:text-line-through-type="single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大同大學創新育成中心</text:p>
      <text:p text:style-name="P7">企業與教職員合作備忘錄</text:p>
      <text:p text:style-name="P3">甲方：　　　　　　　（大同大學教職員）</text:p>
      <text:p text:style-name="P3">乙方：　　　　　　　　　　　　公司</text:p>
      <text:p text:style-name="P2"><text:span text:style-name="T1">　　茲因乙方為</text:span><text:span text:style-name="T3">研發　　　技術或產品（請概要說明欲合作內容）</text:span><text:span text:style-name="T1">，於進駐大同大學創新育成中心期間，將與甲方針對下列勾選部分進行合作。合作細節另議。</text:span></text:p>
      <text:p text:style-name="P2"><text:span text:style-name="T2">□</text:span><text:span text:style-name="T1">　技術</text:span></text:p>
      <text:p text:style-name="P2"><text:span text:style-name="T2">□</text:span><text:span text:style-name="T1">　商務（含行銷、財務、投資等）</text:span></text:p>
      <text:p text:style-name="P2"><text:span text:style-name="T2">□</text:span><text:span text:style-name="T1">　管理</text:span></text:p>
      <text:p text:style-name="P2"><text:span text:style-name="T2">□</text:span><text:span text:style-name="T1">　其他（請註明：　　　　　　　　　　　）</text:span></text:p>
      <text:p text:style-name="P8">　　本備忘錄自　　　　年　　　　月　　　　日生效。</text:p>
      <text:p text:style-name="P5">　　　　　　　　　　　　　　　　甲　　方：</text:p>
      <text:p text:style-name="P3">　　　　　　　　　　　　　　　　所屬系所：</text:p>
      <text:p text:style-name="P3">　　　　　　　　　　　　　　　　乙　　方：　　　　　　　公司</text:p>
      <text:p text:style-name="P3">　　　　　　　　　　　　　　　　代 表 人：</text:p>
      <text:p text:style-name="P3"><text:span text:style-name="T4"><text:s text:c="32"/></text:span>(請蓋公司大小章) </text:p>
      <text:p text:style-name="P4">中　　華　　民　　國　　　　年　　　　月　　　　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標楷體" svg:font-family="標楷體" style:font-family-generic="scrip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vertical-align="baseline" style:writing-mode="lr-tb"/>
      <style:text-properties style:use-window-font-color="true" style:font-name="細明體" fo:font-family="細明體, MingLiU" style:font-family-generic="modern" fo:font-size="12pt" fo:language="en" fo:country="US" style:font-name-asian="細明體" style:font-family-asian="細明體, MingLiU" style:font-family-generic-asian="modern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2.501cm" fo:margin-right="2.501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F-A1410-005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大同大學育成中心中小企業與教授合作備忘錄</dc:title>
    <meta:initial-creator>iicweb</meta:initial-creator>
    <meta:creation-date>2005-10-21T14:33:00</meta:creation-date>
    <dc:date>2019-01-30T13:59:40.323000000</dc:date>
    <meta:editing-cycles>12</meta:editing-cycles>
    <meta:editing-duration>PT14M23S</meta:editing-duration>
    <meta:generator>LibreOffice/5.2.4.2$Windows_x86 LibreOffice_project/3d5603e1122f0f102b62521720ab13a38a4e0eb0</meta:generator>
    <meta:print-date>2019-01-30T13:59:36.382000000</meta:print-date>
    <meta:document-statistic meta:table-count="0" meta:image-count="0" meta:object-count="0" meta:page-count="1" meta:paragraph-count="17" meta:word-count="178" meta:character-count="369" meta:non-whitespace-character-count="188"/>
  </office:meta>
</office:document-meta>
</file>